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style:font-size-asian="10.5pt" style:font-weight-asian="normal" style:font-size-complex="12pt"/>
    </style:style>
    <style:style style:name="P6" style:family="paragraph" style:parent-style-name="Standard">
      <style:text-properties fo:font-size="12pt" style:text-underline-style="none" style:font-size-asian="10.5pt" style:font-size-complex="12pt"/>
    </style:style>
    <style:style style:name="P7" style:family="paragraph" style:parent-style-name="Standard">
      <style:text-properties fo:font-size="12pt" style:text-underline-style="none" style:font-size-asian="10.5pt" style:font-weight-asian="normal" style:font-size-complex="12pt"/>
    </style:style>
    <style:style style:name="P8" style:family="paragraph" style:parent-style-name="Standard">
      <style:text-properties style:text-position="0% 100%" fo:font-size="12pt" style:text-underline-style="none" style:font-size-asian="10.5pt" style:font-weight-asian="normal" style:font-size-complex="12pt"/>
    </style:style>
    <style:style style:name="P9" style:family="paragraph" style:parent-style-name="Standard">
      <style:text-properties style:text-position="0% 100%" fo:font-size="12pt" fo:font-style="italic" style:text-underline-style="none" style:font-size-asian="10.5pt" style:font-style-asian="italic" style:font-weight-asian="normal" style:font-size-complex="12pt" style:font-style-complex="italic"/>
    </style:style>
    <style:style style:name="P10" style:family="paragraph" style:parent-style-name="Standard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P11" style:family="paragraph" style:parent-style-name="Standard" style:list-style-name="L1">
      <style:text-properties fo:font-size="12pt" style:text-underline-style="none" style:font-size-asian="10.5pt" style:font-size-complex="12pt"/>
    </style:style>
    <style:style style:name="P12" style:family="paragraph" style:parent-style-name="Standard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P1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Text_20_body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P16" style:family="paragraph" style:parent-style-name="Heading_20_3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T1" style:family="text">
      <style:text-properties fo:font-size="12pt" style:text-underline-style="none"/>
    </style:style>
    <style:style style:name="T2" style:family="text">
      <style:text-properties style:text-position="super 58%" fo:font-size="12pt" style:text-underline-style="none"/>
    </style:style>
    <style:style style:name="T3" style:family="text">
      <style:text-properties style:text-position="super 58%" fo:font-size="12pt" style:text-underline-style="none" fo:font-weight="bold" style:font-weight-complex="bold"/>
    </style:style>
    <style:style style:name="T4" style:family="text">
      <style:text-properties style:text-position="0% 100%" fo:font-size="12pt" style:text-underline-style="none"/>
    </style:style>
    <style:style style:name="T5" style:family="text">
      <style:text-properties style:text-position="0% 100%" fo:font-size="12pt" style:text-underline-style="none" fo:font-weight="bold" style:font-weight-asian="bold" style:font-weight-complex="bold"/>
    </style:style>
    <style:style style:name="T6" style:family="text">
      <style:text-properties style:text-position="0% 100%" fo:font-size="12pt" fo:font-style="italic" style:text-underline-style="none" style:font-style-asian="italic" style:font-style-complex="italic"/>
    </style:style>
    <style:style style:name="T7" style:family="text">
      <style:text-properties style:text-position="0% 100%" fo:font-size="12pt" fo:font-style="normal" style:text-underline-style="none" style:font-style-asian="normal" style:font-style-complex="normal"/>
    </style:style>
    <style:style style:name="T8" style:family="text">
      <style:text-properties style:text-position="0% 100%" fo:font-size="12pt" fo:font-style="normal" style:text-underline-style="none" style:font-size-asian="10.5pt" style:font-style-asian="normal" style:font-weight-asian="normal" style:font-size-complex="12pt" style:font-style-complex="normal"/>
    </style:style>
    <style:style style:name="T9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terature Notes</text:p>
      <text:p text:style-name="P1"/>
      <text:p text:style-name="P3">Conceptualizing Route Representations</text:p>
      <text:p text:style-name="P4">Incremental route generation</text:p>
      <text:list xml:id="list1602791474" text:style-name="L1">
        <text:list-header>
          <text:p text:style-name="P11">Referential networks – Models dynamic linguistic process</text:p>
        </text:list-header>
        <text:list-item>
          <text:p text:style-name="P11">Preprocessed data fed to conceptual representation </text:p>
          <text:p text:style-name="P11">Route segments incrementally provided + Moving dot stream representation</text:p>
        </text:list-item>
        <text:list-item>
          <text:p text:style-name="P11">Selection of elements of the route to eb verbalized</text:p>
        </text:list-item>
        <text:list-item>
          <text:p text:style-name="P11">Preverbal message generation</text:p>
        </text:list-item>
      </text:list>
      <text:p text:style-name="P6"/>
      <text:p text:style-name="P5">Wayfinding Choremes</text:p>
      <text:p text:style-name="P7">Directions - Half left (135*), Sharp left (225*)</text:p>
      <text:p text:style-name="P7">“SSL”(StraightStraightLeft) – Turn left at third intersection</text:p>
      <text:p text:style-name="P5"><text:span text:style-name="T1">SS......S</text:span><text:span text:style-name="T5">L</text:span><text:span text:style-name="T3">T</text:span><text:span text:style-name="T1"> – Keep driving straight until the end of the road and then turn Left</text:span></text:p>
      <text:p text:style-name="P7"/>
      <text:p text:style-name="P7">In route directions, a wayfinder additionally needs to know until which point a </text:p>
      <text:p text:style-name="P7">linear landmark can guide the movement pattern, i.e., how long a linear landmark </text:p>
      <text:p text:style-name="P7">(a landmark that can be referred to as along landmark) is to be followed. </text:p>
      <text:p text:style-name="P7">Example: Follow the rail tracks until you reach a roundabout. (chunk 9–12 Fig. 1) </text:p>
      <text:p text:style-name="P7">Example: Follow the tracks until they end </text:p>
      <text:p text:style-name="P7"/>
      <text:p text:style-name="P7">Extending to landmarks</text:p>
      <text:p text:style-name="P5"><text:span text:style-name="T4">L</text:span><text:span text:style-name="T2">Q –</text:span><text:span text:style-name="T4"> Turn left at landmark Q</text:span></text:p>
      <text:p text:style-name="P8"/>
      <text:p text:style-name="P8">Chunking landmarks types: - Landmarks located along the route can be used to chunk specific parts <text:tab/><text:tab/><text:tab/><text:tab/>of a route.</text:p>
      <text:p text:style-name="P8">1] Street intersections with unusual features (T, 5-way... )<text:line-break/>e.g.Turn right at the T</text:p>
      <text:p text:style-name="P8"/>
      <text:p text:style-name="P8">2] Point like landmarks</text:p>
      <text:p text:style-name="P8">If sites are located a at a specific spot along the route</text:p>
      <text:p text:style-name="P8">e.g.Turn left at the landmark</text:p>
      <text:p text:style-name="P8"/>
      <text:p text:style-name="P8">3] Linear landmarks</text:p>
      <text:p text:style-name="P5"><text:span text:style-name="T4">Sites spread along the route. Mentioned by </text:span><text:span text:style-name="T6">follow until </text:span><text:span text:style-name="T7">phrases.</text:span></text:p>
      <text:p text:style-name="P9">Can be identified if consecutive dPs use the same landmark</text:p>
      <text:p text:style-name="P10">e.g.Follow the tracks until they end</text:p>
      <text:p text:style-name="P10"/>
      <text:p text:style-name="P10">4] Area like landmarks</text:p>
      <text:p text:style-name="P10">Same like linear but area like characteristics</text:p>
      <text:p text:style-name="P10">Usage of verbal messages are different</text:p>
      <text:p text:style-name="P10">e.g Drive around the LHC till the Crow.</text:p>
      <text:p text:style-name="P10"/>
      <text:p text:style-name="P10">Dale, Geldorf, and Prost (2003) and Klippel, Tappe, and Habel </text:p>
      <text:p text:style-name="P10">(2003) that show that aggregation/chunking is one of </text:p>
      <text:p text:style-name="P10">the key elements in the conceptualization of route ele- </text:p>
      <text:p text:style-name="P10">ments, i.e. a term turn right at the post office or turn </text:p>
      <text:p text:style-name="P10">right at the third intersection is preferred over 'go </text:p>
      <text:p text:style-name="P10">straight, go straight, turn right' (see also Wahlster et </text:p>
      <text:p text:style-name="P10">al., 1998).</text:p>
      <text:p text:style-name="P10"><text:a xlink:type="simple" xlink:href="http://www.geog.ucsb.edu/~montello/pubs/Klippel04.pdf" office:target-frame-name="_blank" xlink:show="new"><text:span text:style-name="T9">Direction Concepts in Wayfinding Assistance Systems</text:span></text:a> – A Klippel</text:p>
      <text:h text:style-name="P16" text:outline-level="3"><text:soft-page-break/>Elements of Good Route Directions (Lovelace et. al.) :</text:h>
      <text:p text:style-name="P15">Quality of route direction:</text:p>
      <text:p text:style-name="Text_20_body"><text:span text:style-name="T8">1] Number of elements included in the verbal output: (+) landmarks (-) turns</text:span></text:p>
      <text:p text:style-name="Text_20_body"><text:span text:style-name="T8">2] People's subjective rating of the instructions</text:span></text:p>
      <text:p text:style-name="Text_20_body"><text:span text:style-name="T8">3] Functional utility: How well the instructions help in wayfinding task</text:span></text:p>
      <text:p text:style-name="Text_20_body"><text:span text:style-name="T8"/></text:p>
      <text:p text:style-name="Text_20_body"><text:span text:style-name="T8">Researchers : Allen, 1997; Denis et al., in press; Mark, 1987; Mark and</text:span></text:p>
      <text:p text:style-name="Text_20_body"><text:span text:style-name="T8">Gould, 1995; Streeter et al., 1985; Waller, 1985; Wunderlich and Reinelt, 1982</text:span></text:p>
      <text:p text:style-name="Text_20_body"><text:span text:style-name="T8">Aspects include </text:span></text:p>
      <text:p text:style-name="Text_20_body"><text:span text:style-name="T8">a) priming the traveler for upcoming choice points, </text:span></text:p>
      <text:p text:style-name="Text_20_body"><text:span text:style-name="T8">b) mentioning landmarks at choice points, </text:span></text:p>
      <text:p text:style-name="Text_20_body"><text:span text:style-name="T8">c) giving ’you’ve gone too far if’ statements in case a choice point is missed, </text:span></text:p>
      <text:p text:style-name="Text_20_body"><text:span text:style-name="T8">d) giving landmarks rather than street names,</text:span></text:p>
      <text:p text:style-name="Text_20_body"><text:span text:style-name="T8">e) giving distances between choice points, </text:span></text:p>
      <text:p text:style-name="Text_20_body"><text:span text:style-name="T8">f) telling the traveler which way to proceed at a choice point, </text:span></text:p>
      <text:p text:style-name="Text_20_body"><text:span text:style-name="T8">g) providing information to allow recovery from errors, </text:span></text:p>
      <text:p text:style-name="Text_20_body"><text:span text:style-name="T8">h) providing clearly linear information (e.g. using ’then’, and focusing on a sequential rather than global view), and </text:span></text:p>
      <text:p text:style-name="Text_20_body"><text:span text:style-name="T8">i) providing a limited amount of redundant information.</text:span></text:p>
      <text:p text:style-name="Standard"/>
      <text:p text:style-name="P13">Route directions rated as best are of moderate length, containing neither too much nor too</text:p>
      <text:p text:style-name="P13">little information.</text:p>
      <text:p text:style-name="P13"/>
      <text:p text:style-name="P14">For both the familiar and unfamiliar routes, longer route directions were rated</text:p>
      <text:p text:style-name="P14">as higher quality. This result is contrary to the previous finding (Denis et al., in</text:p>
      <text:p text:style-name="P14">press) that route directions of moderate length are rated most highly. This may be</text:p>
      <text:p text:style-name="P14">due to differences between route directions given orally (as in most previous</text:p>
      <text:p text:style-name="P14">studies) versus in written form (in the current study). When route directions are</text:p>
      <text:p text:style-name="P14">given or used orally, too much detail may pose a problem for the receiver, and</text:p>
      <text:p text:style-name="P14">more concise directions may be better.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baz Khan</meta:initial-creator>
    <meta:creation-date>2013-09-23T00:36:39</meta:creation-date>
    <dc:date>2013-12-17T00:50:40</dc:date>
    <dc:creator>Arbaz Khan</dc:creator>
    <meta:editing-duration>PT5H18M5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66" meta:word-count="587" meta:character-count="3520" meta:non-whitespace-character-count="3088"/>
  </office:meta>
</office:document-meta>
</file>